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F1"/>
      <style:map style:condition="cell-content()=0" style:apply-style-name="Error" style:base-cell-address="Feuille1.F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équence en fonction de la longueur d’onde</text:p>
          </table:table-cell>
          <table:table-cell office:value-type="string" calcext:value-type="string">
            <text:p>\(\nu_{(Hz = s^{-1})} = \frac{c_{(m\cdot s^{-1})}}{\lambda_{(m)}}\)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lation de Planck</text:p>
          </table:table-cell>
          <table:table-cell office:value-type="string" calcext:value-type="string">
            <text:p>\(E = \frac{hc}{\nu} = h_{(J\cdot s)}\nu\)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mule de Rydberg pour l’hydrogène</text:p>
          </table:table-cell>
          <table:table-cell office:value-type="string" calcext:value-type="string">
            <text:p>\(E_n = -\frac{hcR_H}{n^2}\) avec n le nombre quantique princial, &gt;= 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mule de Rydberg pour les hydrogénoides</text:p>
          </table:table-cell>
          <table:table-cell office:value-type="string" calcext:value-type="string">
            <text:p>\(E_n = -\frac{hcR_HZ^2}{n^2}\)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eur de \(hcR_H\) en eV</text:p>
          </table:table-cell>
          <table:table-cell office:value-type="float" office:value="13.6" calcext:value-type="float">
            <text:p>13,6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rmule pour trouver la longueur d’onde émise lors d’une transition</text:p>
          </table:table-cell>
          <table:table-cell office:value-type="string" calcext:value-type="string">
            <text:p>\(\lambda = \frac{1}{R_H(-\frac{1}{n'^2} + \frac{1}{n^2})}\), avec n’&gt;n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ies dans la Série de Balmer</text:p>
          </table:table-cell>
          <table:table-cell office:value-type="string" calcext:value-type="string">
            <text:p>Série de raies d’émission pour un passage vers n=2, dans le domaine visible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ies dans l’infrarouge</text:p>
          </table:table-cell>
          <table:table-cell office:value-type="string" calcext:value-type="string">
            <text:p>Passage vers n&gt;=3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Énergie de Ionisation</text:p>
          </table:table-cell>
          <table:table-cell office:value-type="string" calcext:value-type="string">
            <text:p>La valeur minimale de l’énergie qu’il faut fournir à l’atome d’hydrogène pris dans son état fondamental pour lui arracher son électron. \(E_i = -E_1\)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eur du niveau le plus haut en fonction du niveau bas et de la longueur d’onde</text:p>
          </table:table-cell>
          <table:table-cell office:value-type="string" calcext:value-type="string">
            <text:p>\(\sqrt{\frac{\lambda R_H n^2}{\lambda R_H -n^2}}&amp;= n'\)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eur du niveau le plus bas en fonction du niveau heut et de la longueur d’onde</text:p>
          </table:table-cell>
          <table:table-cell office:value-type="string" calcext:value-type="string">
            <text:p>\sqrt{\frac{\lambda R_H n'^2}{\lambda R_H +n'^2}}&amp;= n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mbre de transition possible en fonction du niveau le plus haut</text:p>
          </table:table-cell>
          <table:table-cell office:value-type="string" calcext:value-type="string">
            <text:p>\(\sum^n_{k=1} (n-1)\)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bitale atomique</text:p>
          </table:table-cell>
          <table:table-cell office:value-type="string" calcext:value-type="string">
            <text:p>Les fonctions solutions des équations de shrodinger indépendantes du temps. Elles décrivent les électrons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ombre d’OA pour un niveau n</text:p>
          </table:table-cell>
          <table:table-cell office:value-type="string" calcext:value-type="string">
            <text:p>\(n^2\)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ramètres des OA</text:p>
          </table:table-cell>
          <table:table-cell office:value-type="string" calcext:value-type="string">
            <text:p>n, l et \(m_l\)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ns de n et valeurs possibles</text:p>
          </table:table-cell>
          <table:table-cell office:value-type="string" calcext:value-type="string">
            <text:p>Influence l’énergie/taille de l'orbitale et prend n valeurs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ns de l et valeurs possibles</text:p>
          </table:table-cell>
          <table:table-cell office:value-type="string" calcext:value-type="string">
            <text:p>Influence la forme de l'orbitale et prend n valeurs (0,1,n-1)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ns de \(m_l\) et valeurs possibles</text:p>
          </table:table-cell>
          <table:table-cell office:value-type="string" calcext:value-type="string">
            <text:p>Influence l’orientationn de l’orbitale et prend 2l+1 valeurs (l, l-1,...-l)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sosurface</text:p>
          </table:table-cell>
          <table:table-cell office:value-type="string" calcext:value-type="string">
            <text:p>une surface qui représente une valeur spécifique dans une variable continuee : On relie tous les points de l'espace qui ont la m\^eme valeur, choisie arbitrairement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respondance entre la valeur de l et la lettre</text:p>
          </table:table-cell>
          <table:table-cell office:value-type="string" calcext:value-type="string">
            <text:p>0→s, 1→p,2→d,3→f,4→g,5→h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eurs possibles du nombre quantique magnétique de spin</text:p>
          </table:table-cell>
          <table:table-cell office:value-type="string" calcext:value-type="string">
            <text:p>\(\pm \frac{1}{2}\)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mbre d’’électron que peut décrire une OA</text:p>
          </table:table-cell>
          <table:table-cell office:value-type="string" calcext:value-type="string">
            <text:p>2 car 2 électrons ne peuvent pas avoir leur 4 nombre quantique identique dans le meme atome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ns physique de \(\phi(r,\theta,\phi)\)</text:p>
          </table:table-cell>
          <table:table-cell office:value-type="string" calcext:value-type="string">
            <text:p>Aucun</text:p>
          </table:table-cell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ns physique de \(|\phi(r,\theta,\phi)|^2\)</text:p>
          </table:table-cell>
          <table:table-cell office:value-type="string" calcext:value-type="string">
            <text:p>densité de probabilité de présence de l'électron au point \(r,\theta,\phi\)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ns physique de \(\int|\phi(r,\theta,\phi)|^2 dv\)</text:p>
          </table:table-cell>
          <table:table-cell office:value-type="string" calcext:value-type="string">
            <text:p>Probabilité de présence pour un certain volume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érivée du volume en coordonnées sphériques</text:p>
          </table:table-cell>
          <table:table-cell office:value-type="string" calcext:value-type="string">
            <text:p>\(\mathrm{d}v = r^2\mathrm{d}r \sin\theta \mathrm{d}\theta \mathrm{d} \varphi\)</text:p>
          </table:table-cell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semble de définition des angles en coordonnées sphériques</text:p>
          </table:table-cell>
          <table:table-cell office:value-type="string" calcext:value-type="string">
            <text:p>\(\theta : 0 \rightarrow \pi\) et <text:s/>\(\varphi : 0 \rightarrow 2\pi\)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Moment cinétique intrisèque à l’électron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mbre magnétique de spin</text:p>
          </table:table-cell>
          <table:table-cell office:value-type="string" calcext:value-type="string">
            <text:p>Un des 4 nombre quantique décrivant l’électron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s-couche</text:p>
          </table:table-cell>
          <table:table-cell office:value-type="string" calcext:value-type="string">
            <text:p>Ensemble des OA avec le meme n et l</text:p>
          </table:table-cell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ombre de sous-couche possible pour un \(n\) donné</text:p>
          </table:table-cell>
          <table:table-cell office:value-type="string" calcext:value-type="string">
            <text:p>Correspond au nombre de valeurs de l possible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mbre d’OA pour une sous-couche</text:p>
          </table:table-cell>
          <table:table-cell office:value-type="string" calcext:value-type="string">
            <text:p>Correspond au nombre de valeur de ml possible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ourquoi les OA sont dites « Normalisées » ?</text:p>
          </table:table-cell>
          <table:table-cell office:value-type="string" calcext:value-type="string">
            <text:p>Leur intégrale sur tout l’espace à l’infini fait 1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xpression des OA</text:p>
          </table:table-cell>
          <table:table-cell office:value-type="string" calcext:value-type="string">
            <text:p>\(\Psi = R_{n,l}(r)Y_{l,ml}(\theta,\phi)\)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xpression de la densité de probabilité radiale</text:p>
          </table:table-cell>
          <table:table-cell office:value-type="string" calcext:value-type="string">
            <text:p>\(R_{n,l}(n)^2 r^2\)</text:p>
          </table:table-cell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oeud radial</text:p>
          </table:table-cell>
          <table:table-cell office:value-type="string" calcext:value-type="string">
            <text:p>C'est une distance \(neq 0\) au noyau pour lequel la densité de probabilité de présence de l'électron est nulle.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ombre de nœuds radiaux pour la partie radiale</text:p>
          </table:table-cell>
          <table:table-cell office:value-type="string" calcext:value-type="string">
            <text:p>\(NbR_{n,l}(r) = n-l-1\)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ormules de linéarisation de la partie angulaire</text:p>
          </table:table-cell>
          <table:table-cell office:value-type="string" calcext:value-type="string">
            <text:p>\(S^+_{l|m|} = \frac{Y_{l,m} + Y_{l,-m}}{\sqrt{2}}\) et \(S^-_{l|m|} = \frac{Y_{l,m} – Y_{l,-m}}{i\sqrt{2}}\)</text:p>
          </table:table-cell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rface nodale</text:p>
          </table:table-cell>
          <table:table-cell office:value-type="string" calcext:value-type="string">
            <text:p>Les zéros de la partie angulaire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présentation de S00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00" xlink:type="simple">https://blog.paulhenry.eu/storage/parcours-speciaux-mathematiquesphysiquechimie/l1-ps/atomistique/235.s-00</text:a>.svg" /&gt;</text:p>
          </table:table-cell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présentation de S-11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11" xlink:type="simple">https://blog.paulhenry.eu/storage/parcours-speciaux-mathematiquesphysiquechimie/l1-ps/atomistique/235.s-11</text:a>.svg" /&gt;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présentation de S+11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11" xlink:type="simple">https://blog.paulhenry.eu/storage/parcours-speciaux-mathematiquesphysiquechimie/l1-ps/atomistique/235.s11</text:a>.svg" /&gt;</text:p>
          </table:table-cell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eprésentation de S10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10" xlink:type="simple">https://blog.paulhenry.eu/storage/parcours-speciaux-mathematiquesphysiquechimie/l1-ps/atomistique/235.s-10</text:a>.svg" /&gt;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présentation de S20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20" xlink:type="simple">https://blog.paulhenry.eu/storage/parcours-speciaux-mathematiquesphysiquechimie/l1-ps/atomistique/235.s-20</text:a>.svg" /&gt;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présentation de S+21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21" xlink:type="simple">https://blog.paulhenry.eu/storage/parcours-speciaux-mathematiquesphysiquechimie/l1-ps/atomistique/235.s21</text:a>.svg" /&gt;</text:p>
          </table:table-cell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présentation de S+22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22" xlink:type="simple">https://blog.paulhenry.eu/storage/parcours-speciaux-mathematiquesphysiquechimie/l1-ps/atomistique/235.s22</text:a>.svg" /&gt;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présentation de S-21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21" xlink:type="simple">https://blog.paulhenry.eu/storage/parcours-speciaux-mathematiquesphysiquechimie/l1-ps/atomistique/235.s-21</text:a>.svg" /&gt;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eprésentation de S-22</text:p>
          </table:table-cell>
          <table:table-cell office:value-type="string" calcext:value-type="string">
            <text:p>&lt;img src="<text:a xlink:href="https://blog.paulhenry.eu/storage/parcours-speciaux-mathematiquesphysiquechimie/l1-ps/atomistique/235.s-22" xlink:type="simple">https://blog.paulhenry.eu/storage/parcours-speciaux-mathematiquesphysiquechimie/l1-ps/atomistique/235.s-22</text:a>.svg" /&gt;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mbre de nœuds angualaire (plans nodaux)</text:p>
          </table:table-cell>
          <table:table-cell office:value-type="string" calcext:value-type="string">
            <text:p>\(l\)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pes de nœuds</text:p>
          </table:table-cell>
          <table:table-cell office:value-type="string" calcext:value-type="string">
            <text:p>Angulaires (en jaune) et Radiaux (en rouge) : &lt;img src="https://blog.paulhenry.eu/storage/parcours-speciaux-mathematiquesphysiquechimie/l1-ps/atomistique/235.noeuds.svg" /&gt;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F1:Feuille1.F1048576">
            <calcext:condition calcext:apply-style-name="Good" calcext:value="&gt;0" calcext:base-cell-address="Feuille1.F1"/>
            <calcext:condition calcext:apply-style-name="Error" calcext:value="=0" calcext:base-cell-address="Feuille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3:27.588103859</meta:creation-date>
    <dc:date>2024-09-29T20:55:48.280358028</dc:date>
    <meta:editing-duration>PT22H29M22S</meta:editing-duration>
    <meta:editing-cycles>20</meta:editing-cycles>
    <meta:generator>LibreOffice/7.3.7.2$Linux_X86_64 LibreOffice_project/30$Build-2</meta:generator>
    <meta:document-statistic meta:table-count="1" meta:cell-count="153" meta:object-count="0"/>
  </office:meta>
</office:document-meta>
</file>